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oney-web" svg:font-family="rooney-web, Cambria, 'Times New Roman', Times, 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list-style-name="L22">
      <style:paragraph-properties fo:margin-top="0in" fo:margin-bottom="0in" loext:contextual-spacing="false" fo:line-height="160%" fo:orphans="2" fo:widows="2" fo:padding="0in" fo:border="none"/>
      <style:text-properties officeooo:rsid="001ef11c" officeooo:paragraph-rsid="001ef11c"/>
    </style:style>
    <style:style style:name="P2" style:family="paragraph" style:parent-style-name="Text_20_body" style:list-style-name="L1">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575757" style:font-name="rooney-web" fo:font-size="12pt" fo:letter-spacing="normal" fo:font-style="normal" fo:font-weight="normal"/>
    </style:style>
    <style:style style:name="P3" style:family="paragraph" style:parent-style-name="Text_20_body" style:list-style-name="L2">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ee045" officeooo:paragraph-rsid="001ee045"/>
    </style:style>
    <style:style style:name="P4" style:family="paragraph" style:parent-style-name="Text_20_body">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ee045" officeooo:paragraph-rsid="001ee045"/>
    </style:style>
    <style:style style:name="P5" style:family="paragraph" style:parent-style-name="Text_20_body" style:list-style-name="L3">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ee045" officeooo:paragraph-rsid="001ee045"/>
    </style:style>
    <style:style style:name="P6" style:family="paragraph" style:parent-style-name="Text_20_body" style:list-style-name="L4">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ee045" officeooo:paragraph-rsid="001ee045"/>
    </style:style>
    <style:style style:name="P7" style:family="paragraph" style:parent-style-name="Text_20_body" style:list-style-name="L5">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ee045" officeooo:paragraph-rsid="001ee045"/>
    </style:style>
    <style:style style:name="P8" style:family="paragraph" style:parent-style-name="Text_20_body" style:list-style-name="L6">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ee045" officeooo:paragraph-rsid="001ee045"/>
    </style:style>
    <style:style style:name="P9" style:family="paragraph" style:parent-style-name="Text_20_body" style:list-style-name="L7">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ee045" officeooo:paragraph-rsid="001ee045"/>
    </style:style>
    <style:style style:name="P10" style:family="paragraph" style:parent-style-name="Text_20_body" style:list-style-name="L8">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ee045" officeooo:paragraph-rsid="001ee045"/>
    </style:style>
    <style:style style:name="P11" style:family="paragraph" style:parent-style-name="Text_20_body" style:list-style-name="L9">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ee045" officeooo:paragraph-rsid="001ee045"/>
    </style:style>
    <style:style style:name="P12" style:family="paragraph" style:parent-style-name="Text_20_body" style:list-style-name="L10">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ee045" officeooo:paragraph-rsid="001ee045"/>
    </style:style>
    <style:style style:name="P13" style:family="paragraph" style:parent-style-name="Text_20_body" style:list-style-name="L11">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ee045" officeooo:paragraph-rsid="001ee045"/>
    </style:style>
    <style:style style:name="P14" style:family="paragraph" style:parent-style-name="Text_20_body" style:list-style-name="L12">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ee045" officeooo:paragraph-rsid="001ee045"/>
    </style:style>
    <style:style style:name="P15" style:family="paragraph" style:parent-style-name="Text_20_body" style:list-style-name="L13">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ef11c" officeooo:paragraph-rsid="001ef11c"/>
    </style:style>
    <style:style style:name="P16" style:family="paragraph" style:parent-style-name="Text_20_body">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ef11c" officeooo:paragraph-rsid="001ef11c"/>
    </style:style>
    <style:style style:name="P17" style:family="paragraph" style:parent-style-name="Text_20_body" style:list-style-name="L14">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ef11c" officeooo:paragraph-rsid="001ef11c"/>
    </style:style>
    <style:style style:name="P18" style:family="paragraph" style:parent-style-name="Text_20_body" style:list-style-name="L15">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ef11c" officeooo:paragraph-rsid="001ef11c"/>
    </style:style>
    <style:style style:name="P19" style:family="paragraph" style:parent-style-name="Text_20_body" style:list-style-name="L16">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ef11c" officeooo:paragraph-rsid="001ef11c"/>
    </style:style>
    <style:style style:name="P20" style:family="paragraph" style:parent-style-name="Text_20_body" style:list-style-name="L20">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ef11c" officeooo:paragraph-rsid="001ef11c"/>
    </style:style>
    <style:style style:name="P21" style:family="paragraph" style:parent-style-name="Text_20_body" style:list-style-name="L19">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ef11c" officeooo:paragraph-rsid="001ef11c"/>
    </style:style>
    <style:style style:name="P22" style:family="paragraph" style:parent-style-name="Text_20_body" style:list-style-name="L18">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ef11c" officeooo:paragraph-rsid="001ef11c"/>
    </style:style>
    <style:style style:name="P23" style:family="paragraph" style:parent-style-name="Text_20_body" style:list-style-name="L17">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ef11c" officeooo:paragraph-rsid="001ef11c"/>
    </style:style>
    <style:style style:name="T1" style:family="text">
      <style:text-properties officeooo:rsid="001ef11c"/>
    </style:style>
    <style:style style:name="T2" style:family="text">
      <style:text-properties fo:font-variant="normal" fo:text-transform="none" fo:color="#575757" style:font-name="rooney-web" fo:font-size="12pt" fo:letter-spacing="normal" fo:font-style="normal" fo:font-weight="normal"/>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36389613" text:style-name="L1">
        <text:list-item>
          <text:p text:style-name="P2"><text:bookmark text:name="URNA7KP18ZCM1GSKR150"/><text:bookmark text:name="FPNE16DW9QYD7LW5D988"/><text:bookmark text:name="UYEUFKMBPN8YWMG1R879"/>What is the difference between law and ethics?</text:p>
        </text:list-item>
      </text:list>
      <text:list xml:id="list1600125306" text:style-name="L2">
        <text:list-item>
          <text:p text:style-name="P3">Laws carry the authority of a governing body. <text:s/></text:p>
        </text:list-item>
        <text:list-item>
          <text:p text:style-name="P3">Ethics do not. <text:s/>They define socially acceptable behaviors.</text:p>
        </text:list-item>
      </text:list>
      <text:p text:style-name="P4"/>
      <text:list xml:id="list142455972930543" text:continue-list="list736389613" text:style-name="L1">
        <text:list-item>
          <text:p text:style-name="P2"><text:bookmark text:name="WQEZ9JLGBXZ1SUC9D026"/><text:bookmark text:name="AULQP51W100REVMZT920"/>What is civil law, and what does it accomplish?</text:p>
        </text:list-item>
      </text:list>
      <text:list xml:id="list1766013624" text:style-name="L3">
        <text:list-item>
          <text:p text:style-name="P5">Civil law represents a wide variety of laws that govern a nation or state and deal with the relationships and conflicts between organizational entities and people.</text:p>
        </text:list-item>
      </text:list>
      <text:p text:style-name="P4"/>
      <text:list xml:id="list142455336119099" text:continue-list="list142455972930543" text:style-name="L1">
        <text:list-item>
          <text:p text:style-name="P2"><text:bookmark text:name="KUNBF34X0H47B3E6U137"/><text:bookmark text:name="UEUT4CDF2C91RWSDS683"/>What are the primary examples of public law?</text:p>
        </text:list-item>
      </text:list>
      <text:list xml:id="list3749615172" text:style-name="L4">
        <text:list-item>
          <text:p text:style-name="P6">Criminal</text:p>
        </text:list-item>
        <text:list-item>
          <text:p text:style-name="P6">Administrative </text:p>
        </text:list-item>
        <text:list-item>
          <text:p text:style-name="P6">Constitutional</text:p>
        </text:list-item>
      </text:list>
      <text:p text:style-name="P4"/>
      <text:list xml:id="list142456266164887" text:continue-list="list142455336119099" text:style-name="L1">
        <text:list-item>
          <text:p text:style-name="P2"><text:bookmark text:name="QUDG9CXRHT6YC4E1J580"/><text:bookmark text:name="RZYFX4E3Z9EJGX0VE735"/>Which law amended the Computer Fraud and Abuse Act of 1986, and what did it change?</text:p>
        </text:list-item>
      </text:list>
      <text:list xml:id="list2900221029" text:style-name="L5">
        <text:list-item>
          <text:p text:style-name="P7">National Information Infrstructure Act of 1996.</text:p>
        </text:list-item>
        <text:list-item>
          <text:p text:style-name="P7">Modified several sections of CFA Act and increased the penalties for selected crimes.</text:p>
        </text:list-item>
      </text:list>
      <text:p text:style-name="P4"/>
      <text:list xml:id="list142454943457683" text:continue-list="list142456266164887" text:style-name="L1">
        <text:list-item>
          <text:p text:style-name="P2"><text:bookmark text:name="ZNTJ0ELNTKHS3K7LY451"/><text:bookmark text:name="QAYFMBJCWBTF2TQWG056"/>Which law was created specifically to deal with encryption policy in the United States?</text:p>
        </text:list-item>
      </text:list>
      <text:list xml:id="list4124791562" text:style-name="L6">
        <text:list-item>
          <text:p text:style-name="P8">Security and Freedom Through Encryption Act of 1999</text:p>
        </text:list-item>
      </text:list>
      <text:p text:style-name="P4"/>
      <text:list xml:id="list142455445025102" text:continue-list="list142454943457683" text:style-name="L1">
        <text:list-item>
          <text:p text:style-name="P2"><text:bookmark text:name="HTCY75SX9HCNSGTN6985"/><text:bookmark text:name="SWTYVTMSP7VRPLCZT876"/>What is privacy in an information security context?</text:p>
        </text:list-item>
      </text:list>
      <text:list xml:id="list2286690927" text:style-name="L7">
        <text:list-item>
          <text:p text:style-name="P9">Privacy is not absolute freedom from observation, but rather it is a more precise state of being free from unsanctioned intrusion.</text:p>
        </text:list-item>
      </text:list>
      <text:p text:style-name="P4"/>
      <text:list xml:id="list142455417981039" text:continue-list="list142455445025102" text:style-name="L1">
        <text:list-item>
          <text:p text:style-name="P2"><text:bookmark text:name="EBKU5QNA4RYKYF3YS843"/><text:bookmark text:name="NDAU28829KF46JESH841"/>What is another name for the Kennedy-Kassebaum Act (1996), and why is it important to organizations that are not in the healthcare industry?</text:p>
        </text:list-item>
      </text:list>
      <text:list xml:id="list4287196299" text:style-name="L8">
        <text:list-item>
          <text:p text:style-name="P10"><text:soft-page-break/>HIPPA protects the confidentiality and security of health-care data by establishing and enforcing standards and by standardizing electronic data interchange.</text:p>
        </text:list-item>
        <text:list-item>
          <text:p text:style-name="P10">It impacts all health-care organizations that deal with patient information.</text:p>
        </text:list-item>
      </text:list>
      <text:p text:style-name="P4"/>
      <text:list xml:id="list142456335812447" text:continue-list="list142455417981039" text:style-name="L1">
        <text:list-item>
          <text:p text:style-name="P2"><text:bookmark text:name="JUGSTESQ2B2XQCWT0288"/><text:bookmark text:name="JYAQGDPVPUAYTEQGC955"/>If you work for a financial services organization such as a bank or credit union, which 1999 law affects your use of customer data? What other effects does it have?</text:p>
        </text:list-item>
      </text:list>
      <text:list xml:id="list967123601" text:style-name="L9">
        <text:list-item>
          <text:p text:style-name="P11">Financial Services Modernization Act or Gramm-Leach-Bliley Act of 1999</text:p>
        </text:list-item>
        <text:list-item>
          <text:p text:style-name="P11">Requires all financial institutions to disclose their privacy policies on the sharing of nonpublic personal information. <text:s/></text:p>
        </text:list-item>
        <text:list-item>
          <text:p text:style-name="P11">Also requires due notice to customers so they can request their information not be shared with third parties.</text:p>
        </text:list-item>
      </text:list>
      <text:p text:style-name="P4"/>
      <text:list xml:id="list142455389142688" text:continue-list="list142456335812447" text:style-name="L1">
        <text:list-item>
          <text:p text:style-name="P2"><text:bookmark text:name="SCXM9NXJDM9Z9TGBL115"/><text:bookmark text:name="WXHLJTYMYYB2TX4QT693"/>What is the primary purpose of the USA PATRIOT Act and how has it been revised since its original passage?</text:p>
        </text:list-item>
      </text:list>
      <text:list xml:id="list2249354823" text:style-name="L10">
        <text:list-item>
          <text:p text:style-name="P12">Modified a wide range of existing laws to provide law enforcement agencies with broader latitude in order to combat terrorism-related activities. </text:p>
        </text:list-item>
        <text:list-item>
          <text:p text:style-name="P12">It has been revised to deal with electronic technology as well.</text:p>
        </text:list-item>
      </text:list>
      <text:p text:style-name="P4"/>
      <text:list xml:id="list142456262214912" text:continue-list="list142455389142688" text:style-name="L1">
        <text:list-item>
          <text:p text:style-name="P2"><text:bookmark text:name="FNCHCJ7S3DXQPN3KQ281"/><text:bookmark text:name="YNCAC800NZKKNAMF0461"/>What is PCI DSS and why is it important for information security?</text:p>
        </text:list-item>
      </text:list>
      <text:list xml:id="list621825222" text:style-name="L11">
        <text:list-item>
          <text:p text:style-name="P13">Payment Card Industry Data Security Standard.</text:p>
        </text:list-item>
        <text:list-item>
          <text:p text:style-name="P13">A common, consistent and secure minimul level of protection to be applied by all organizations that process, store or transmit cardholder data to safeguard payment card data and payment card customers.</text:p>
        </text:list-item>
      </text:list>
      <text:p text:style-name="P4"/>
      <text:list xml:id="list142455045715594" text:continue-list="list142456262214912" text:style-name="L1">
        <text:list-item>
          <text:p text:style-name="P2"><text:bookmark text:name="DPCDMQM1NQ1W6H6MA102"/><text:bookmark text:name="JMMD8WKYMKWF5USNT807"/>What is intellectual property (IP)? Is it afforded the same protection in every country of the world? What laws currently protect IP in the United States and Europe?</text:p>
        </text:list-item>
      </text:list>
      <text:list xml:id="list219169347" text:style-name="L12">
        <text:list-item>
          <text:p text:style-name="P14"><text:soft-page-break/>Intellectual property is recognized as a protected asset in the <text:span text:style-name="T1">US. US copyright laws.</text:span></text:p>
        </text:list-item>
      </text:list>
      <text:p text:style-name="P4"/>
      <text:list xml:id="list142455857044676" text:continue-list="list142455045715594" text:style-name="L1">
        <text:list-item>
          <text:p text:style-name="P2"><text:bookmark text:name="ZVMN6FK3VAT4MFJ2H164"/><text:bookmark text:name="NVRV14LPV9TJDZXW5976"/>How does the Sarbanes-Oxley Act of 2002 affect information security managers?</text:p>
        </text:list-item>
      </text:list>
      <text:list xml:id="list1967553962" text:style-name="L13">
        <text:list-item>
          <text:p text:style-name="P15">Top management will look for reliability of the information that they acquire from technology managers while these managers will want the information security managers to verify that the information is confidential and the integrity is intact.</text:p>
        </text:list-item>
      </text:list>
      <text:p text:style-name="P16"/>
      <text:list xml:id="list142456875092713" text:continue-list="list142455857044676" text:style-name="L1">
        <text:list-item>
          <text:p text:style-name="P2"><text:bookmark text:name="PRNFWUV4Z4A5JWPZG976"/><text:bookmark text:name="NRQLXURHEG67T7ANJ449"/>What is due care? Why should an organization make sure to exercise due care in its usual course of operations?</text:p>
        </text:list-item>
      </text:list>
      <text:list xml:id="list2501937290" text:style-name="L14">
        <text:list-item>
          <text:p text:style-name="P17">An organization increases its liability if it refuses to take measures known as due care.</text:p>
        </text:list-item>
        <text:list-item>
          <text:p text:style-name="P17">It has been taken when an organization makes sure that every employee knows what is acceptable or unacceptable behavior and knows the consequences of illegal action. <text:s/></text:p>
        </text:list-item>
      </text:list>
      <text:p text:style-name="P16"/>
      <text:list xml:id="list142455755707364" text:continue-list="list142456875092713" text:style-name="L1">
        <text:list-item>
          <text:p text:style-name="P2"><text:bookmark text:name="HQNJ79MTL8QLX55E5898"/><text:bookmark text:name="WTEAVKPE528XVS1VR248"/>How is due diligence different from due care? Why are both important?</text:p>
        </text:list-item>
      </text:list>
      <text:list xml:id="list1516871524" text:style-name="L15">
        <text:list-item>
          <text:p text:style-name="P18">Due diligence requires that an organization make a valid effort to protect others and continually maintain this level of effort.</text:p>
        </text:list-item>
        <text:list-item>
          <text:p text:style-name="P18">Due care is when an organization has taken efforts to make sure every employee knows what is legal/illegal and the consequences.</text:p>
        </text:list-item>
      </text:list>
      <text:p text:style-name="P16"/>
      <text:list xml:id="list142456680650122" text:continue-list="list142455755707364" text:style-name="L1">
        <text:list-item>
          <text:p text:style-name="P2"><text:bookmark text:name="FQYGJSRZFSBVLAMAE799"/><text:bookmark text:name="ZFHPT4LT9RPWHVZLD401"/>What is a policy? How is it different from a law?</text:p>
        </text:list-item>
      </text:list>
      <text:list xml:id="list1552618869" text:style-name="L16">
        <text:list-item>
          <text:p text:style-name="P19">A policy is a formalized body of expectations that descripe acceptable and unacceptable employee behaviors in the workplace. <text:s/></text:p>
        </text:list-item>
        <text:list-item>
          <text:p text:style-name="P19">The difference is that ignorance of policy is an acceptable deffense.</text:p>
        </text:list-item>
      </text:list>
      <text:p text:style-name="P16"/>
      <text:list xml:id="list142455032372459" text:continue-list="list142456680650122" text:style-name="L1">
        <text:list-item>
          <text:p text:style-name="P2"><text:bookmark text:name="LQKJ3SMP5F0JWVFXT363"/><text:bookmark text:name="ZBZL2WL3Q9PJGAV19533"/>What are the three general categories of unethical and illegal behavior?</text:p>
        </text:list-item>
      </text:list>
      <text:list xml:id="list2227519170" text:style-name="L20">
        <text:list-item>
          <text:p text:style-name="P20"><text:soft-page-break/>Software license infringement</text:p>
        </text:list-item>
        <text:list-item>
          <text:p text:style-name="P20">Illicit use</text:p>
        </text:list-item>
        <text:list-item>
          <text:p text:style-name="P20">Misuse of corporate resources.</text:p>
        </text:list-item>
      </text:list>
      <text:p text:style-name="P16"/>
      <text:list xml:id="list142455901591184" text:continue-list="list142455032372459" text:style-name="L1">
        <text:list-item>
          <text:p text:style-name="P2"><text:bookmark text:name="VRJKJ0TV9AT4JDVTJ673"/><text:bookmark text:name="ZVZF1XR71UBLRSQSU700"/>What is the best method for preventing an illegal or unethical activity?</text:p>
        </text:list-item>
      </text:list>
      <text:list xml:id="list4254549614" text:style-name="L19">
        <text:list-item>
          <text:p text:style-name="P21">Deterrence can prevent an illegal or unethical activity from occurring. Deterrence requires significant penalties, a high probability of apprehension and an expectation of enforcement of penalities.</text:p>
        </text:list-item>
      </text:list>
      <text:p text:style-name="P16"/>
      <text:list xml:id="list142455864298596" text:continue-list="list142455901591184" text:style-name="L1">
        <text:list-item>
          <text:p text:style-name="P2"><text:bookmark text:name="ADSCJV658X75QKYGV741"/><text:bookmark text:name="HXQEFAK8ALC5GYF7U757"/>Of the information security organizations listed in this chapter that have codes of ethics, which has been established for the longest time? When was it founded?</text:p>
        </text:list-item>
      </text:list>
      <text:list xml:id="list2241950888" text:style-name="L18">
        <text:list-item>
          <text:p text:style-name="P22">Association of Computing Machinery (ACM) 1947</text:p>
        </text:list-item>
      </text:list>
      <text:p text:style-name="P16"/>
      <text:list xml:id="list142455400264463" text:continue-list="list142455864298596" text:style-name="L1">
        <text:list-item>
          <text:p text:style-name="P2"><text:bookmark text:name="NZNH1Y13DH8L7DJAK417"/><text:bookmark text:name="ZFEGF6WLE0GVE4NMC759"/>Of the organizations listed in this chapter that have codes of ethics, which is focused on auditing and control?</text:p>
        </text:list-item>
      </text:list>
      <text:list xml:id="list1455440113" text:style-name="L17">
        <text:list-item>
          <text:p text:style-name="P23">The Information Systems Audit and Control Association (ISACA)</text:p>
        </text:list-item>
      </text:list>
      <text:p text:style-name="P16"/>
      <text:list xml:id="list142454770948192" text:continue-list="list142455400264463" text:style-name="L1">
        <text:list-item>
          <text:p text:style-name="P2"><text:bookmark text:name="NJLWZBD8QJ4T28GR7277"/><text:bookmark text:name="JWSZ4NXDVYAGU8AYD339"/>How do people from varying ethnic backgrounds differ in their views of computer ethics?</text:p>
        </text:list-item>
      </text:list>
      <text:list xml:id="list405059187" text:style-name="L22">
        <text:list-item>
          <text:p text:style-name="P1"><text:span text:style-name="T2">Due to different values or varying perceptions of ethics, individuals will be more or less accepting of different practices that violate or enable information securit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oney-web" svg:font-family="rooney-web, Cambria, 'Times New Roman', Times, 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13:59:43.927416907</meta:creation-date>
    <meta:generator>LibreOffice/6.2.7.1$Linux_X86_64 LibreOffice_project/20$Build-1</meta:generator>
    <dc:date>2019-10-28T14:24:54.632614678</dc:date>
    <meta:editing-duration>PT9M2S</meta:editing-duration>
    <meta:editing-cycles>1</meta:editing-cycles>
    <meta:document-statistic meta:table-count="0" meta:image-count="0" meta:object-count="0" meta:page-count="4" meta:paragraph-count="54" meta:word-count="836" meta:character-count="5076" meta:non-whitespace-character-count="4337"/>
  </office:meta>
</office:document-meta>
</file>